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3.05mm" svg:y="86.52mm">
            <draw:object draw:notify-on-update-of-ranges="Sheet1.A20:Sheet1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Raw: 18495 <text:s text:c="3"/>sampled: 1862.595 <text:s text:c="2"/>given: 3800 <text:s text:c="2"/>gain: 2.040165</text:p>
          </table:table-cell>
        </table:table-row>
        <table:table-row table:style-name="ro1">
          <table:table-cell office:value-type="string" calcext:value-type="string">
            <text:p>Raw: 18495 <text:s text:c="3"/>sampled: 1862.595 <text:s text:c="2"/>given: 3800 <text:s text:c="2"/>gain: 2.040165</text:p>
          </table:table-cell>
        </table:table-row>
        <table:table-row table:style-name="ro1">
          <table:table-cell office:value-type="string" calcext:value-type="string">
            <text:p>Raw: 17522 <text:s text:c="3"/>sampled: 1764.606 <text:s text:c="2"/>given: 3600 <text:s text:c="2"/>gain: 2.040116</text:p>
          </table:table-cell>
        </table:table-row>
        <table:table-row table:style-name="ro1">
          <table:table-cell office:value-type="string" calcext:value-type="string">
            <text:p>Raw: 17523 <text:s text:c="3"/>sampled: 1764.706 <text:s text:c="2"/>given: 3600 <text:s text:c="2"/>gain: 2.039999</text:p>
          </table:table-cell>
        </table:table-row>
        <table:table-row table:style-name="ro1">
          <table:table-cell office:value-type="string" calcext:value-type="string">
            <text:p>Raw: 16547 <text:s text:c="3"/>sampled: 1666.415 <text:s text:c="2"/>given: 3400 <text:s text:c="2"/>gain: 2.040308</text:p>
          </table:table-cell>
        </table:table-row>
        <table:table-row table:style-name="ro1">
          <table:table-cell office:value-type="string" calcext:value-type="string">
            <text:p>Raw: 16547 <text:s text:c="3"/>sampled: 1666.415 <text:s text:c="2"/>given: 3400 <text:s text:c="2"/>gain: 2.040308</text:p>
          </table:table-cell>
        </table:table-row>
        <table:table-row table:style-name="ro1">
          <table:table-cell office:value-type="string" calcext:value-type="string">
            <text:p>Raw: 15573 <text:s text:c="3"/>sampled: 1568.326 <text:s text:c="2"/>given: 3200 <text:s text:c="2"/>gain: 2.040392</text:p>
          </table:table-cell>
        </table:table-row>
        <table:table-row table:style-name="ro1">
          <table:table-cell office:value-type="string" calcext:value-type="string">
            <text:p>Raw: 15574 <text:s text:c="3"/>sampled: 1568.427 <text:s text:c="2"/>given: 3200 <text:s text:c="2"/>gain: 2.040261</text:p>
          </table:table-cell>
        </table:table-row>
        <table:table-row table:style-name="ro1">
          <table:table-cell office:value-type="string" calcext:value-type="string">
            <text:p>Raw: 14600 <text:s text:c="3"/>sampled: 1470.337 <text:s text:c="2"/>given: 3000 <text:s text:c="2"/>gain: 2.040349</text:p>
          </table:table-cell>
        </table:table-row>
        <table:table-row table:style-name="ro1">
          <table:table-cell office:value-type="string" calcext:value-type="string">
            <text:p>Raw: 14600 <text:s text:c="3"/>sampled: 1470.337 <text:s text:c="2"/>given: 3000 <text:s text:c="2"/>gain: 2.040349</text:p>
          </table:table-cell>
        </table:table-row>
        <table:table-row table:style-name="ro1">
          <table:table-cell office:value-type="string" calcext:value-type="string">
            <text:p>Raw: 13628 <text:s text:c="3"/>sampled: 1372.449 <text:s text:c="2"/>given: 2800 <text:s text:c="2"/>gain: 2.040149</text:p>
          </table:table-cell>
        </table:table-row>
        <table:table-row table:style-name="ro1">
          <table:table-cell office:value-type="string" calcext:value-type="string">
            <text:p>Raw: 13628 <text:s text:c="3"/>sampled: 1372.449 <text:s text:c="2"/>given: 2800 <text:s text:c="2"/>gain: 2.040149</text:p>
          </table:table-cell>
        </table:table-row>
        <table:table-row table:style-name="ro1">
          <table:table-cell office:value-type="string" calcext:value-type="string">
            <text:p>Raw: 12654 <text:s text:c="3"/>sampled: 1274.359 <text:s text:c="2"/>given: 2600 <text:s text:c="2"/>gain: 2.040241</text:p>
          </table:table-cell>
        </table:table-row>
        <table:table-row table:style-name="ro1">
          <table:table-cell office:value-type="string" calcext:value-type="string">
            <text:p>Raw: 12654 <text:s text:c="3"/>sampled: 1274.359 <text:s text:c="2"/>given: 2600 <text:s text:c="2"/>gain: 2.040241</text:p>
          </table:table-cell>
        </table:table-row>
        <table:table-row table:style-name="ro1">
          <table:table-cell office:value-type="string" calcext:value-type="string">
            <text:p>Raw: 11682 <text:s text:c="3"/>sampled: 1176.471 <text:s text:c="2"/>given: 2400 <text:s text:c="2"/>gain: 2.039999</text:p>
          </table:table-cell>
        </table:table-row>
        <table:table-row table:style-name="ro1">
          <table:table-cell office:value-type="string" calcext:value-type="string">
            <text:p>Raw: 11682 <text:s text:c="3"/>sampled: 1176.471 <text:s text:c="2"/>given: 2400 <text:s text:c="2"/>gain: 2.039999</text:p>
          </table:table-cell>
        </table:table-row>
        <table:table-row table:style-name="ro1">
          <table:table-cell office:value-type="string" calcext:value-type="string">
            <text:p>Raw: 10709 <text:s text:c="3"/>sampled: 1078.482 <text:s text:c="2"/>given: 2200 <text:s text:c="2"/>gain: 2.039904</text:p>
          </table:table-cell>
        </table:table-row>
        <table:table-row table:style-name="ro1">
          <table:table-cell office:value-type="string" calcext:value-type="string">
            <text:p>Raw: 10709 <text:s text:c="3"/>sampled: 1078.482 <text:s text:c="2"/>given: 2200 <text:s text:c="2"/>gain: 2.0399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.040165" calcext:value-type="float">
            <text:p>2.040165</text:p>
          </table:table-cell>
        </table:table-row>
        <table:table-row table:style-name="ro1">
          <table:table-cell office:value-type="float" office:value="2.040165" calcext:value-type="float">
            <text:p>2.040165</text:p>
          </table:table-cell>
        </table:table-row>
        <table:table-row table:style-name="ro1">
          <table:table-cell table:style-name="ce1" office:value-type="float" office:value="2.040116" calcext:value-type="float">
            <text:p>2.040116</text:p>
          </table:table-cell>
        </table:table-row>
        <table:table-row table:style-name="ro1">
          <table:table-cell table:style-name="ce1" office:value-type="float" office:value="2.039999" calcext:value-type="float">
            <text:p>2.039999</text:p>
          </table:table-cell>
        </table:table-row>
        <table:table-row table:style-name="ro1">
          <table:table-cell table:style-name="ce1" office:value-type="float" office:value="2.040308" calcext:value-type="float">
            <text:p>2.040308</text:p>
          </table:table-cell>
        </table:table-row>
        <table:table-row table:style-name="ro1">
          <table:table-cell table:style-name="ce1" office:value-type="float" office:value="2.040308" calcext:value-type="float">
            <text:p>2.040308</text:p>
          </table:table-cell>
        </table:table-row>
        <table:table-row table:style-name="ro1">
          <table:table-cell table:style-name="ce1" office:value-type="float" office:value="2.040392" calcext:value-type="float">
            <text:p>2.040392</text:p>
          </table:table-cell>
        </table:table-row>
        <table:table-row table:style-name="ro1">
          <table:table-cell table:style-name="ce1" office:value-type="float" office:value="2.040261" calcext:value-type="float">
            <text:p>2.040261</text:p>
          </table:table-cell>
        </table:table-row>
        <table:table-row table:style-name="ro1">
          <table:table-cell table:style-name="ce1" office:value-type="float" office:value="2.040349" calcext:value-type="float">
            <text:p>2.040349</text:p>
          </table:table-cell>
        </table:table-row>
        <table:table-row table:style-name="ro1">
          <table:table-cell table:style-name="ce1" office:value-type="float" office:value="2.040349" calcext:value-type="float">
            <text:p>2.040349</text:p>
          </table:table-cell>
        </table:table-row>
        <table:table-row table:style-name="ro1">
          <table:table-cell table:style-name="ce1" office:value-type="float" office:value="2.040149" calcext:value-type="float">
            <text:p>2.040149</text:p>
          </table:table-cell>
        </table:table-row>
        <table:table-row table:style-name="ro1">
          <table:table-cell table:style-name="ce1" office:value-type="float" office:value="2.040149" calcext:value-type="float">
            <text:p>2.040149</text:p>
          </table:table-cell>
        </table:table-row>
        <table:table-row table:style-name="ro1">
          <table:table-cell table:style-name="ce1" office:value-type="float" office:value="2.040241" calcext:value-type="float">
            <text:p>2.040241</text:p>
          </table:table-cell>
        </table:table-row>
        <table:table-row table:style-name="ro1">
          <table:table-cell table:style-name="ce1" office:value-type="float" office:value="2.040241" calcext:value-type="float">
            <text:p>2.040241</text:p>
          </table:table-cell>
        </table:table-row>
        <table:table-row table:style-name="ro1">
          <table:table-cell table:style-name="ce1" office:value-type="float" office:value="2.039999" calcext:value-type="float">
            <text:p>2.039999</text:p>
          </table:table-cell>
        </table:table-row>
        <table:table-row table:style-name="ro1">
          <table:table-cell table:style-name="ce1" office:value-type="float" office:value="2.039999" calcext:value-type="float">
            <text:p>2.039999</text:p>
          </table:table-cell>
        </table:table-row>
        <table:table-row table:style-name="ro1">
          <table:table-cell table:style-name="ce1" office:value-type="float" office:value="2.039904" calcext:value-type="float">
            <text:p>2.039904</text:p>
          </table:table-cell>
        </table:table-row>
        <table:table-row table:style-name="ro1">
          <table:table-cell table:style-name="ce1" office:value-type="float" office:value="2.039904" calcext:value-type="float">
            <text:p>2.039904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office:value-type="float" office:value="2.04015" calcext:value-type="float">
            <text:p>2.04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3:56:38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0-31T13:58:38.575000000</dc:date>
    <meta:editing-duration>PT4H14M22S</meta:editing-duration>
    <meta:editing-cycles>75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0:Sheet1.A37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0:Sheet1.A3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165">
                <text:p>2.040165</text:p>
                <draw:g>
                  <svg:desc>Sheet1.A20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165">
                <text:p>2.04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116">
                <text:p>2.04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308">
                <text:p>2.040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308">
                <text:p>2.04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392">
                <text:p>2.040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261">
                <text:p>2.040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149">
                <text:p>2.040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149">
                <text:p>2.040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241">
                <text:p>2.040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241">
                <text:p>2.04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904">
                <text:p>2.039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9904">
                <text:p>2.039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